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cklog e EAP</text:h>
      <text:p text:style-name="Standard"><text:bookmark text:name="internal-source-marker_0.5526417044457048"/>Backlog = EAP</text:p>
      <text:h text:style-name="Heading_20_1" text:outline-level="1">Papéis</text:h>
      <text:p text:style-name="Standard">Não há geração de valor se o gerente do projeto responsável pelo sucesso ou fracasso do projeto (P.O.) não entender do negócio.</text:p>
      <text:h text:style-name="Heading_20_1" text:outline-level="1">Escopo</text:h>
      <text:p text:style-name="Standard">Projeto = Tudo o que é necessário para que a técnica construa o produto.</text:p>
      <text:p text:style-name="Standard">Produto = É o responsável por definir como será o projeto.</text:p>
      <text:p text:style-name="Standard">Técnico = Características técnicas necessárias para fazer o produto.</text:p>
      <text:h text:style-name="Heading_20_2" text:outline-level="2">Exercício</text:h>
      <text:p text:style-name="Text_20_body"><text:span text:style-name="T1">Projeto</text:span>: Movimentação de Juízes Eleitorais</text:p>
      <text:p text:style-name="Text_20_body"><text:span text:style-name="T1">Escopo do Produto</text:span></text:p>
      <text:list xml:id="list536499745" text:style-name="L1">
        <text:list-item>
          <text:p text:style-name="P1">Cadastrar juízes, controlar a movimentação deles e dispor das suas lotações.</text:p>
        </text:list-item>
      </text:list>
      <text:p text:style-name="Text_20_body"><text:span text:style-name="T1">Escopo Técnico</text:span></text:p>
      <text:list xml:id="list237475072" text:style-name="L2">
        <text:list-item>
          <text:p text:style-name="P2">Migração da arquitetura Delphi / Access para Java / Oracle.</text:p>
        </text:list-item>
        <text:list-item>
          <text:p text:style-name="P2">Criar uma arquitetura intermediária.</text:p>
        </text:list-item>
        <text:list-item>
          <text:p text:style-name="P2">Fazer a autenticação Adm Acesso.</text:p>
        </text:list-item>
      </text:list>
      <text:p text:style-name="P3">Escopo do Projeto</text:p>
      <text:list xml:id="list123133646" text:style-name="L3">
        <text:list-item>
          <text:p text:style-name="P4">Entrar <text:s/>em contato com os responsáveis e stakeholders pela movimentações de juízes.</text:p>
        </text:list-item>
        <text:list-item>
          <text:p text:style-name="P4">Solicitar alocar servidores de aplicação e banco de dados</text:p>
        </text:list-item>
        <text:list-item>
          <text:p text:style-name="P4">Definir, salas, pessoas, periodicidade e horários das reuniões.</text:p>
        </text:list-item>
        <text:list-item>
          <text:p text:style-name="P4">Reservar espaço no Task Board</text:p>
        </text:list-item>
        <text:list-item>
          <text:p text:style-name="P4">Alocar <text:tab/>a equip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07:54</meta:creation-date>
    <dc:date>2012-05-14T14:13:10</dc:date>
    <meta:editing-duration>P0D</meta:editing-duration>
    <meta:editing-cycles>1</meta:editing-cycles>
    <meta:document-statistic meta:table-count="0" meta:image-count="0" meta:object-count="0" meta:page-count="1" meta:paragraph-count="22" meta:word-count="154" meta:character-count="935" meta:non-whitespace-character-count="797"/>
    <meta:generator>LibreOffice/3.5$Linux_x86 LibreOffice_project/350m1$Build-2</meta:generator>
  </office:meta>
</office:document-meta>
</file>